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23.823cm" fo:margin-top="0cm" fo:margin-bottom="0cm" table:align="right"/>
    </style:style>
    <style:style style:name="Tabela1.A" style:family="table-column">
      <style:table-column-properties style:column-width="0.993cm"/>
    </style:style>
    <style:style style:name="Tabela1.B" style:family="table-column">
      <style:table-column-properties style:column-width="3.196cm"/>
    </style:style>
    <style:style style:name="Tabela1.C" style:family="table-column">
      <style:table-column-properties style:column-width="3.022cm"/>
    </style:style>
    <style:style style:name="Tabela1.D" style:family="table-column">
      <style:table-column-properties style:column-width="7.1cm"/>
    </style:style>
    <style:style style:name="Tabela1.E" style:family="table-column">
      <style:table-column-properties style:column-width="9.513cm"/>
    </style:style>
    <style:style style:name="Tabela1.1" style:family="table-row">
      <style:table-row-properties style:min-row-height="0.695cm" fo:keep-together="auto"/>
    </style:style>
    <style:style style:name="Tabela1.A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style:vertical-align="middle" fo:background-color="#b4c7dc" fo:padding="0.097cm" fo:border="0.5pt solid #000000">
        <style:background-image/>
      </style:table-cell-properties>
    </style:style>
    <style:style style:name="Tabela1.2" style:family="table-row">
      <style:table-row-properties style:min-row-height="2.704cm" fo:keep-together="auto"/>
    </style:style>
    <style:style style:name="Tabela1.A2" style:family="table-cell">
      <style:table-cell-properties style:vertical-align="middle" fo:background-color="#dee7e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2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2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ela1.A3" style:family="table-cell">
      <style:table-cell-properties style:vertical-align="middle" fo:background-color="#dee7e5" fo:padding="0.097cm" fo:border-left="0.5pt solid #000000" fo:border-right="none" fo:border-top="none" fo:border-bottom="0.5pt solid #000000">
        <style:background-image/>
      </style:table-cell-properties>
    </style:style>
    <style:style style:name="Tabela1.B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E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B7" style:family="table-cell">
      <style:table-cell-properties style:vertical-align="middle" fo:background-color="#ffffa6" fo:padding="0.097cm" fo:border-left="0.5pt solid #000000" fo:border-right="none" fo:border-top="none" fo:border-bottom="0.5pt solid #000000">
        <style:background-image/>
      </style:table-cell-properties>
    </style:style>
    <style:style style:name="Tabela1.E7" style:family="table-cell">
      <style:table-cell-properties style:vertical-align="middle" fo:background-color="#ffffa6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3d49e" officeooo:paragraph-rsid="0003d49e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6pt" fo:font-weight="bold" officeooo:rsid="000c1456" officeooo:paragraph-rsid="000c1456" style:font-weight-asian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6pt" fo:font-weight="bold" officeooo:rsid="0030c1b4" officeooo:paragraph-rsid="0030c1b4" style:font-weight-asian="bold"/>
    </style:style>
    <style:style style:name="P4" style:family="paragraph" style:parent-style-name="Standard">
      <style:text-properties style:font-name="Liberation Sans" fo:font-size="12pt" fo:font-style="normal" style:text-underline-style="none" fo:font-weight="normal" officeooo:rsid="0008665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24pt" fo:font-weight="bold" officeooo:rsid="0003d49e" officeooo:paragraph-rsid="0003d49e" style:font-weight-asian="bold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30c1b4" officeooo:paragraph-rsid="0030c1b4" style:font-weight-asian="bold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318ab2" officeooo:paragraph-rsid="00318ab2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33811c" officeooo:paragraph-rsid="0033811c" style:font-weight-asian="bold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34a2e4" officeooo:paragraph-rsid="0034a2e4" style:font-weight-asian="bold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365510" officeooo:paragraph-rsid="00365510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380434" officeooo:paragraph-rsid="00380434" style:font-weight-asian="bold" style:font-weight-complex="bol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394e5d" officeooo:paragraph-rsid="00394e5d" style:font-weight-asian="bold" style:font-weight-complex="bold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0c1b4" officeooo:paragraph-rsid="0030c1b4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officeooo:rsid="0030c1b4" officeooo:paragraph-rsid="0030c1b4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rsid="0030c1b4" officeooo:paragraph-rsid="0030c1b4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rsid="00318ab2" officeooo:paragraph-rsid="00318ab2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officeooo:rsid="00318ab2" officeooo:paragraph-rsid="00318ab2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officeooo:rsid="0033811c" officeooo:paragraph-rsid="0033811c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rsid="0033811c" officeooo:paragraph-rsid="0033811c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rsid="0034a2e4" officeooo:paragraph-rsid="0034a2e4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officeooo:rsid="0034a2e4" officeooo:paragraph-rsid="0034a2e4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rsid="00365510" officeooo:paragraph-rsid="00365510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officeooo:rsid="00365510" officeooo:paragraph-rsid="00365510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fo:font-style="normal" officeooo:rsid="0033811c" officeooo:paragraph-rsid="00365510" style:font-style-asian="normal" style:font-style-complex="normal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rsid="00380434" officeooo:paragraph-rsid="00380434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officeooo:rsid="00380434" officeooo:paragraph-rsid="00380434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rsid="00394e5d" officeooo:paragraph-rsid="00394e5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officeooo:rsid="00394e5d" officeooo:paragraph-rsid="00394e5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8pt" fo:font-style="italic" officeooo:rsid="0034a2e4" officeooo:paragraph-rsid="0034a2e4" style:font-style-asian="italic" style:font-style-complex="italic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18ab2" officeooo:paragraph-rsid="00318ab2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3811c" officeooo:paragraph-rsid="0033811c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4a2e4" officeooo:paragraph-rsid="0034a2e4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65510" officeooo:paragraph-rsid="00365510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80434" officeooo:paragraph-rsid="00380434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94e5d" officeooo:paragraph-rsid="00394e5d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Liberation Sans" fo:font-size="10pt" officeooo:rsid="0020ca67" officeooo:paragraph-rsid="0020ca67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Liberation Sans" fo:font-size="10pt" officeooo:rsid="0020ca67" officeooo:paragraph-rsid="0039eea5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Liberation Sans" fo:font-size="10pt" officeooo:rsid="0039eea5" officeooo:paragraph-rsid="0039eea5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18ab2" officeooo:paragraph-rsid="00318ab2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4a2e4" officeooo:paragraph-rsid="0034a2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30c1b4"/>
    </style:style>
    <style:style style:name="T3" style:family="text">
      <style:text-properties fo:font-size="8pt"/>
    </style:style>
    <style:style style:name="T4" style:family="text">
      <style:text-properties fo:font-size="8pt" fo:font-style="italic" style:font-style-asian="italic" style:font-style-complex="italic"/>
    </style:style>
    <style:style style:name="T5" style:family="text">
      <style:text-properties fo:font-size="8pt" fo:font-style="italic" officeooo:rsid="0034a2e4" style:font-style-asian="italic" style:font-style-complex="italic"/>
    </style:style>
    <style:style style:name="T6" style:family="text">
      <style:text-properties fo:font-size="8pt" officeooo:rsid="00318ab2"/>
    </style:style>
    <style:style style:name="T7" style:family="text">
      <style:text-properties officeooo:rsid="00318ab2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4a2e4"/>
    </style:style>
    <style:style style:name="T10" style:family="text">
      <style:text-properties officeooo:rsid="00365510"/>
    </style:style>
    <style:style style:name="T11" style:family="text">
      <style:text-properties officeooo:rsid="0039eea5"/>
    </style:style>
    <style:style style:name="T12" style:family="text">
      <style:text-properties officeooo:rsid="003b34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OTEIRO – <text:span text:style-name="T2">ESTÁVAMOS SÓBRIOS, </text:span><text:span text:style-name="T9">EU JURO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2">Nº</text:p>
          </table:table-cell>
          <table:table-cell table:style-name="Tabela1.A1" office:value-type="string">
            <text:p text:style-name="P3">PESSOA</text:p>
          </table:table-cell>
          <table:table-cell table:style-name="Tabela1.A1" office:value-type="string">
            <text:p text:style-name="P3">CENA</text:p>
          </table:table-cell>
          <table:table-cell table:style-name="Tabela1.A1" office:value-type="string">
            <text:p text:style-name="P3">FALA PT-BR</text:p>
          </table:table-cell>
          <table:table-cell table:style-name="Tabela1.E1" office:value-type="string">
            <text:p text:style-name="P3">FALA ES</text:p>
          </table:table-cell>
        </table:table-row>
        <table:table-row table:style-name="Tabela1.2">
          <table:table-cell table:style-name="Tabela1.A2" office:value-type="string">
            <text:p text:style-name="P6">1</text:p>
          </table:table-cell>
          <table:table-cell table:style-name="Tabela1.B2" office:value-type="string">
            <text:p text:style-name="P14">Narrador<text:line-break/><text:span text:style-name="T3">(Gustavo ou Gabriel </text:span><text:span text:style-name="T6">ou a Ângela</text:span><text:span text:style-name="T3">)</text:span></text:p>
          </table:table-cell>
          <table:table-cell table:style-name="Tabela1.B2" office:value-type="string">
            <text:p text:style-name="P15">Personagens se posicionam na cena</text:p>
          </table:table-cell>
          <table:table-cell table:style-name="Tabela1.B2" office:value-type="string">
            <text:p text:style-name="P16">A copa do mundo começou!<text:line-break/><text:line-break/>E com ela não podem faltar os famosos bolões e apostas entre amigos.<text:line-break/><text:line-break/>Mas o que acontece quando estes jovens tentam buscar ajuda com o paranormal?</text:p>
          </table:table-cell>
          <table:table-cell table:style-name="Tabela1.E2" office:value-type="string">
            <text:p text:style-name="P37">¡<text:span text:style-name="T11">El mundial</text:span> ha comenzado!</text:p>
            <text:p text:style-name="P37"/>
            <text:p text:style-name="P37">Y con ella, no pueden faltar los famosos sorteos y apuestas entre amigos.</text:p>
            <text:p text:style-name="P37"/>
            <text:p text:style-name="P37">Pero, ¿qué sucede cuando estos jóvenes intentan buscar ayuda de lo paranormal?</text:p>
          </table:table-cell>
        </table:table-row>
        <table:table-row table:style-name="Tabela1.2">
          <table:table-cell table:style-name="Tabela1.A3" office:value-type="string">
            <text:p text:style-name="P7">2</text:p>
          </table:table-cell>
          <table:table-cell table:style-name="Tabela1.B3" office:value-type="string">
            <text:p text:style-name="P14">Ana</text:p>
          </table:table-cell>
          <table:table-cell table:style-name="Tabela1.B3" table:number-rows-spanned="4" office:value-type="string">
            <text:p text:style-name="P15">Grupo se aproxima da mesa com o bruxo</text:p>
          </table:table-cell>
          <table:table-cell table:style-name="Tabela1.B3" office:value-type="string">
            <text:p text:style-name="P16">Vocês tem certeza que isso vai <text:span text:style-name="T7">dar certo</text:span>?</text:p>
          </table:table-cell>
          <table:table-cell table:style-name="Tabela1.E3" office:value-type="string">
            <text:p text:style-name="P37">¿Estás seguro de que esto funcionará?</text:p>
          </table:table-cell>
        </table:table-row>
        <table:table-row table:style-name="Tabela1.2">
          <table:table-cell table:style-name="Tabela1.A3" office:value-type="string">
            <text:p text:style-name="P7">3</text:p>
          </table:table-cell>
          <table:table-cell table:style-name="Tabela1.B3" office:value-type="string">
            <text:p text:style-name="P14">Augusto</text:p>
          </table:table-cell>
          <table:covered-table-cell table:style-name="Tabela1.B3"/>
          <table:table-cell table:style-name="Tabela1.B3" office:value-type="string">
            <text:p text:style-name="P16">Não sei, o vocalista da banda que conhece esse cara, disse que ele é bom com essas coisas.</text:p>
          </table:table-cell>
          <table:table-cell table:style-name="Tabela1.E3" office:value-type="string">
            <text:p text:style-name="P37">No sé, el cantante la banda que conoce a este tipo, dijo que es bueno con estas cosas.</text:p>
          </table:table-cell>
        </table:table-row>
        <table:table-row table:style-name="Tabela1.2">
          <table:table-cell table:style-name="Tabela1.A3" office:value-type="string">
            <text:p text:style-name="P7">4</text:p>
          </table:table-cell>
          <table:table-cell table:style-name="Tabela1.B3" office:value-type="string">
            <text:p text:style-name="P14">Diego</text:p>
          </table:table-cell>
          <table:covered-table-cell table:style-name="Tabela1.B3"/>
          <table:table-cell table:style-name="Tabela1.B3" office:value-type="string">
            <text:p text:style-name="P16">Ah, vamos gente, o que pode dar errado?</text:p>
          </table:table-cell>
          <table:table-cell table:style-name="Tabela1.E3" office:value-type="string">
            <text:p text:style-name="P37">Oh, vamos gente, ¿qué podría salir mal?</text:p>
          </table:table-cell>
        </table:table-row>
        <table:table-row table:style-name="Tabela1.2">
          <table:table-cell table:style-name="Tabela1.A3" office:value-type="string">
            <text:p text:style-name="P8">5</text:p>
          </table:table-cell>
          <table:table-cell table:style-name="Tabela1.B3" office:value-type="string">
            <text:p text:style-name="P31">Gabriel</text:p>
          </table:table-cell>
          <table:covered-table-cell table:style-name="Tabela1.B3"/>
          <table:table-cell table:style-name="Tabela1.B3" office:value-type="string">
            <text:p text:style-name="P17">O que eu tô fazendo aqui meu Deus….<text:line-break/><text:span text:style-name="T1">(Claramente em negação)</text:span></text:p>
          </table:table-cell>
          <table:table-cell table:style-name="Tabela1.E3" office:value-type="string">
            <text:p text:style-name="P37">Que hago aquí mi Dios….</text:p>
          </table:table-cell>
        </table:table-row>
        <text:soft-page-break/>
        <table:table-row table:style-name="Tabela1.2">
          <table:table-cell table:style-name="Tabela1.A3" office:value-type="string">
            <text:p text:style-name="P8">6</text:p>
          </table:table-cell>
          <table:table-cell table:style-name="Tabela1.B7" office:value-type="string">
            <text:p text:style-name="P31">Gustavo</text:p>
          </table:table-cell>
          <table:table-cell table:style-name="Tabela1.B7" office:value-type="string">
            <text:p text:style-name="P18">Olhando para o grupo perto da mesa</text:p>
          </table:table-cell>
          <table:table-cell table:style-name="Tabela1.B7" office:value-type="string">
            <text:p text:style-name="P17">Boa noite!</text:p>
            <text:p text:style-name="P17">Sabia que estavam vindo!</text:p>
          </table:table-cell>
          <table:table-cell table:style-name="Tabela1.E7" office:value-type="string">
            <text:p text:style-name="P37">¡Buenas noches!</text:p>
            <text:p text:style-name="P37">¡Sabía que venían!</text:p>
          </table:table-cell>
        </table:table-row>
        <table:table-row table:style-name="Tabela1.2">
          <table:table-cell table:style-name="Tabela1.A3" office:value-type="string">
            <text:p text:style-name="P8">7</text:p>
          </table:table-cell>
          <table:table-cell table:style-name="Tabela1.B3" office:value-type="string">
            <text:p text:style-name="P31">Augusto</text:p>
          </table:table-cell>
          <table:table-cell table:style-name="Tabela1.B3" office:value-type="string">
            <text:p text:style-name="P18">Assustado com a afirmação</text:p>
          </table:table-cell>
          <table:table-cell table:style-name="Tabela1.B3" office:value-type="string">
            <text:p text:style-name="P17">Como você sabia disso...?</text:p>
          </table:table-cell>
          <table:table-cell table:style-name="Tabela1.E3" office:value-type="string">
            <text:p text:style-name="P37">Cómo lo supiste...?</text:p>
          </table:table-cell>
        </table:table-row>
        <table:table-row table:style-name="Tabela1.2">
          <table:table-cell table:style-name="Tabela1.A3" office:value-type="string">
            <text:p text:style-name="P8">8</text:p>
          </table:table-cell>
          <table:table-cell table:style-name="Tabela1.B7" table:number-rows-spanned="2" office:value-type="string">
            <text:p text:style-name="P31">Gustavo</text:p>
          </table:table-cell>
          <table:table-cell table:style-name="Tabela1.B7" office:value-type="string">
            <text:p text:style-name="P18"/>
          </table:table-cell>
          <table:table-cell table:style-name="Tabela1.B7" office:value-type="string">
            <text:p text:style-name="P17">Por causa dos meus poderes paranormais<text:line-break/><text:span text:style-name="T4">(grupo fica ainda mais espantado)</text:span><text:span text:style-name="T1"><text:line-break/></text:span><text:span text:style-name="T8">Brincadeira, o seu amigo me avisou que vocês estavam me procurando :)</text:span></text:p>
          </table:table-cell>
          <table:table-cell table:style-name="Tabela1.E7" office:value-type="string">
            <text:p text:style-name="P37">Por mis poderes paranormales</text:p>
            <text:p text:style-name="P37"/>
            <text:p text:style-name="P37">Es broma, tu amigo me advirtió que ustedes me estaban buscando :)</text:p>
          </table:table-cell>
        </table:table-row>
        <table:table-row table:style-name="Tabela1.2">
          <table:table-cell table:style-name="Tabela1.A3" office:value-type="string">
            <text:p text:style-name="P8">9</text:p>
          </table:table-cell>
          <table:covered-table-cell table:style-name="Tabela1.B7"/>
          <table:table-cell table:style-name="Tabela1.B7" office:value-type="string">
            <text:p text:style-name="P18">Convidando o grupo para a mesa</text:p>
          </table:table-cell>
          <table:table-cell table:style-name="Tabela1.B7" office:value-type="string">
            <text:p text:style-name="P17">Enfim, vocês não tem educação?</text:p>
            <text:p text:style-name="P17">Sentem-se e apresentem-se, por favor.</text:p>
          </table:table-cell>
          <table:table-cell table:style-name="Tabela1.E7" office:value-type="string">
            <text:p text:style-name="P37">De todos modos, ¿no tienes educación?</text:p>
            <text:p text:style-name="P37">Siéntense y preséntense, por favor.</text:p>
          </table:table-cell>
        </table:table-row>
        <table:table-row table:style-name="Tabela1.2">
          <table:table-cell table:style-name="Tabela1.A3" office:value-type="string">
            <text:p text:style-name="P8">10</text:p>
          </table:table-cell>
          <table:table-cell table:style-name="Tabela1.B3" office:value-type="string">
            <text:p text:style-name="P31">Ana</text:p>
          </table:table-cell>
          <table:table-cell table:style-name="Tabela1.B3" table:number-rows-spanned="4" office:value-type="string">
            <text:p text:style-name="P18">Sentando ao redor da mesa</text:p>
          </table:table-cell>
          <table:table-cell table:style-name="Tabela1.B3" office:value-type="string">
            <text:p text:style-name="P17">Meu nome é Ana Letycia</text:p>
          </table:table-cell>
          <table:table-cell table:style-name="Tabela1.E3" office:value-type="string">
            <text:p text:style-name="P37"><text:span text:style-name="T11">M</text:span>i nombre es <text:span text:style-name="T11">A</text:span>na <text:span text:style-name="T11">L</text:span>et<text:span text:style-name="T11">y</text:span>cia</text:p>
          </table:table-cell>
        </table:table-row>
        <table:table-row table:style-name="Tabela1.2">
          <table:table-cell table:style-name="Tabela1.A3" office:value-type="string">
            <text:p text:style-name="P8">11</text:p>
          </table:table-cell>
          <table:table-cell table:style-name="Tabela1.B3" office:value-type="string">
            <text:p text:style-name="P31">Augusto</text:p>
          </table:table-cell>
          <table:covered-table-cell table:style-name="Tabela1.B3"/>
          <table:table-cell table:style-name="Tabela1.B3" office:value-type="string">
            <text:p text:style-name="P17">Eu sou Augusto</text:p>
          </table:table-cell>
          <table:table-cell table:style-name="Tabela1.E3" office:value-type="string">
            <text:p text:style-name="P39">Yo soy Augusto</text:p>
          </table:table-cell>
        </table:table-row>
        <table:table-row table:style-name="Tabela1.2">
          <table:table-cell table:style-name="Tabela1.A3" office:value-type="string">
            <text:p text:style-name="P8">12</text:p>
          </table:table-cell>
          <table:table-cell table:style-name="Tabela1.B3" office:value-type="string">
            <text:p text:style-name="P31">Diego</text:p>
          </table:table-cell>
          <table:covered-table-cell table:style-name="Tabela1.B3"/>
          <table:table-cell table:style-name="Tabela1.B3" office:value-type="string">
            <text:p text:style-name="P17">Eu sou, Diego, mas pode me chamar de Dieguito</text:p>
          </table:table-cell>
          <table:table-cell table:style-name="Tabela1.E3" office:value-type="string">
            <text:p text:style-name="P37">Soy Diego, pero puedes llamarme Dieguito.</text:p>
          </table:table-cell>
        </table:table-row>
        <table:table-row table:style-name="Tabela1.2">
          <table:table-cell table:style-name="Tabela1.A3" office:value-type="string">
            <text:p text:style-name="P8">13</text:p>
          </table:table-cell>
          <table:table-cell table:style-name="Tabela1.B3" office:value-type="string">
            <text:p text:style-name="P31">Gabriel</text:p>
          </table:table-cell>
          <table:covered-table-cell table:style-name="Tabela1.B3"/>
          <table:table-cell table:style-name="Tabela1.B3" office:value-type="string">
            <text:p text:style-name="P17">Eu sou Gabriel, e você, qual seu nome?</text:p>
          </table:table-cell>
          <table:table-cell table:style-name="Tabela1.E3" office:value-type="string">
            <text:p text:style-name="P37">yo soy gabriel y tu como te llamas</text:p>
          </table:table-cell>
        </table:table-row>
        <table:table-row table:style-name="Tabela1.2">
          <table:table-cell table:style-name="Tabela1.A3" office:value-type="string">
            <text:p text:style-name="P9">14</text:p>
          </table:table-cell>
          <table:table-cell table:style-name="Tabela1.B7" office:value-type="string">
            <text:p text:style-name="P32">Gustavo</text:p>
          </table:table-cell>
          <table:table-cell table:style-name="Tabela1.B7" office:value-type="string">
            <text:p text:style-name="P19">Recebendo os convidados</text:p>
          </table:table-cell>
          <table:table-cell table:style-name="Tabela1.B7" office:value-type="string">
            <text:p text:style-name="P20">Isto não importa :)<text:line-break/>Me disseram que precisam de opiniões para o placar do jogo de amanhã (Argentina e México), certo?</text:p>
          </table:table-cell>
          <table:table-cell table:style-name="Tabela1.E7" office:value-type="string">
            <text:p text:style-name="P37">No importa :)</text:p>
            <text:p text:style-name="P37"/>
            <text:p text:style-name="P37">Me dijeron que necesitan opiniones para el partido de mañana (Argentina y México), ¿no?</text:p>
          </table:table-cell>
        </table:table-row>
        <table:table-row table:style-name="Tabela1.2">
          <table:table-cell table:style-name="Tabela1.A3" office:value-type="string">
            <text:p text:style-name="P9">15</text:p>
          </table:table-cell>
          <table:table-cell table:style-name="Tabela1.B3" office:value-type="string">
            <text:p text:style-name="P32">Todos</text:p>
          </table:table-cell>
          <table:table-cell table:style-name="Tabela1.E3" table:number-columns-spanned="3" office:value-type="string">
            <text:p text:style-name="P19">Acenam que sim</text:p>
          </table:table-cell>
          <table:covered-table-cell/>
          <table:covered-table-cell/>
        </table:table-row>
        <table:table-row table:style-name="Tabela1.2">
          <table:table-cell table:style-name="Tabela1.A3" office:value-type="string">
            <text:p text:style-name="P9">16</text:p>
          </table:table-cell>
          <table:table-cell table:style-name="Tabela1.B7" office:value-type="string">
            <text:p text:style-name="P32">Gustavo</text:p>
          </table:table-cell>
          <table:table-cell table:style-name="Tabela1.B7" office:value-type="string">
            <text:p text:style-name="P19">Puxando Diego pra perto enquanto fala</text:p>
          </table:table-cell>
          <table:table-cell table:style-name="Tabela1.B7" office:value-type="string">
            <text:p text:style-name="P20">Então, preciso de um voluntário, você serve (puxando Diego pra perto), feche os olhos e deixe a mágica acontecer, <text:span text:style-name="T10">hora de transcender hehe!</text:span></text:p>
            <text:p text:style-name="P20"><text:span text:style-name="T4">(Ritual aleatório acontece, </text:span><text:span text:style-name="T5">espalhando um pouquinho de giz na mesa</text:span><text:span text:style-name="T4">)</text:span><text:line-break/>Boa noite, espírito viajante, como se chama?</text:p>
          </table:table-cell>
          <table:table-cell table:style-name="Tabela1.E7" office:value-type="string">
            <text:p text:style-name="P37">Entonces, necesito un voluntario, tú sirve, cierra los ojos y deja que la magia suceda, ¡es hora de trascender!</text:p>
            <text:p text:style-name="P37"/>
            <text:p text:style-name="P37">Buenas noches, espíritu viajero, ¿cómo te llamas?</text:p>
          </table:table-cell>
        </table:table-row>
        <table:table-row table:style-name="Tabela1.2">
          <table:table-cell table:style-name="Tabela1.A3" office:value-type="string">
            <text:p text:style-name="P9">17</text:p>
          </table:table-cell>
          <table:table-cell table:style-name="Tabela1.B3" office:value-type="string">
            <text:p text:style-name="P32">Diego<text:line-break/><text:span text:style-name="T3">(Agora como Diego Maradona)</text:span></text:p>
          </table:table-cell>
          <table:table-cell table:style-name="Tabela1.B3" office:value-type="string">
            <text:p text:style-name="P19">Diego abre os olhos meio atordoado</text:p>
          </table:table-cell>
          <table:table-cell table:style-name="Tabela1.B3" office:value-type="string">
            <text:p text:style-name="P20">Me chamo Diego</text:p>
            <text:p text:style-name="P30">(Todos confusos, até que Gustavo pergunta o sobrenome)</text:p>
            <text:p text:style-name="P21">Maradona.</text:p>
          </table:table-cell>
          <table:table-cell table:style-name="Tabela1.E3" office:value-type="string">
            <text:p text:style-name="P38">Mi nombre es Diego<text:line-break/><text:span text:style-name="T5">(Todos confusos, até que Gustavo pergunta o sobrenome)</text:span><text:line-break/><text:span text:style-name="T11">Maradona.</text:span></text:p>
          </table:table-cell>
        </table:table-row>
        <text:soft-page-break/>
        <table:table-row table:style-name="Tabela1.2">
          <table:table-cell table:style-name="Tabela1.A3" office:value-type="string">
            <text:p text:style-name="P10">18</text:p>
          </table:table-cell>
          <table:table-cell table:style-name="Tabela1.B3" office:value-type="string">
            <text:p text:style-name="P33">Ana</text:p>
          </table:table-cell>
          <table:table-cell table:style-name="Tabela1.B3" office:value-type="string">
            <text:p text:style-name="P22">Chocada olhando para o Diego</text:p>
          </table:table-cell>
          <table:table-cell table:style-name="Tabela1.B3" office:value-type="string">
            <text:p text:style-name="P21">Aí meu Jesus…</text:p>
          </table:table-cell>
          <table:table-cell table:style-name="Tabela1.E3" office:value-type="string">
            <text:p text:style-name="P37">Ahí mi Jesús...</text:p>
          </table:table-cell>
        </table:table-row>
        <table:table-row table:style-name="Tabela1.2">
          <table:table-cell table:style-name="Tabela1.A3" office:value-type="string">
            <text:p text:style-name="P10">19</text:p>
          </table:table-cell>
          <table:table-cell table:style-name="Tabela1.B3" office:value-type="string">
            <text:p text:style-name="P33">Augusto</text:p>
          </table:table-cell>
          <table:table-cell table:style-name="Tabela1.B3" office:value-type="string">
            <text:p text:style-name="P22">Elétrico acompanhando a cena</text:p>
          </table:table-cell>
          <table:table-cell table:style-name="Tabela1.B3" office:value-type="string">
            <text:p text:style-name="P21">QUE DAHORA!!!</text:p>
          </table:table-cell>
          <table:table-cell table:style-name="Tabela1.E3" office:value-type="string">
            <text:p text:style-name="P37">¡¡¡QUE LOCO!!!</text:p>
          </table:table-cell>
        </table:table-row>
        <table:table-row table:style-name="Tabela1.2">
          <table:table-cell table:style-name="Tabela1.A3" office:value-type="string">
            <text:p text:style-name="P10">20</text:p>
          </table:table-cell>
          <table:table-cell table:style-name="Tabela1.B3" office:value-type="string">
            <text:p text:style-name="P33">Gabriel</text:p>
          </table:table-cell>
          <table:table-cell table:style-name="Tabela1.B3" office:value-type="string">
            <text:p text:style-name="P22">Levemente espantado com a cena</text:p>
          </table:table-cell>
          <table:table-cell table:style-name="Tabela1.B3" office:value-type="string">
            <text:p text:style-name="P21">Então gente, vamos agilizar isso aí<text:line-break/>Seu Diego, o que você acha que vai acontecer no jogo de amanhã?</text:p>
          </table:table-cell>
          <table:table-cell table:style-name="Tabela1.E3" office:value-type="string">
            <text:p text:style-name="P37">Así chicos, aceleremos esto allí</text:p>
            <text:p text:style-name="P37"><text:span text:style-name="T11">Señor</text:span> Diego, ¿qué crees que pasará en el partido de mañana?</text:p>
          </table:table-cell>
        </table:table-row>
        <table:table-row table:style-name="Tabela1.2">
          <table:table-cell table:style-name="Tabela1.A3" office:value-type="string">
            <text:p text:style-name="P10">21</text:p>
          </table:table-cell>
          <table:table-cell table:style-name="Tabela1.B3" office:value-type="string">
            <text:p text:style-name="P33">Diego</text:p>
          </table:table-cell>
          <table:table-cell table:style-name="Tabela1.B3" office:value-type="string">
            <text:p text:style-name="P22"/>
          </table:table-cell>
          <table:table-cell table:style-name="Tabela1.B3" office:value-type="string">
            <text:p text:style-name="P21">Mas é claro que a Argentina vai ganhar<text:line-break/>Uns 2 a 0 pelo menos</text:p>
            <text:p text:style-name="P21">Com um gol do Messi</text:p>
          </table:table-cell>
          <table:table-cell table:style-name="Tabela1.E3" office:value-type="string">
            <text:p text:style-name="P37">Pero está claro que Argentina ganará</text:p>
            <text:p text:style-name="P37">Al menos 2-0</text:p>
            <text:p text:style-name="P37">Con un gol de Messi</text:p>
          </table:table-cell>
        </table:table-row>
        <table:table-row table:style-name="Tabela1.2">
          <table:table-cell table:style-name="Tabela1.A3" office:value-type="string">
            <text:p text:style-name="P10">22</text:p>
          </table:table-cell>
          <table:table-cell table:style-name="Tabela1.B3" office:value-type="string">
            <text:p text:style-name="P33">Ana</text:p>
          </table:table-cell>
          <table:table-cell table:style-name="Tabela1.B3" office:value-type="string">
            <text:p text:style-name="P22">Anotando a fala</text:p>
          </table:table-cell>
          <table:table-cell table:style-name="Tabela1.B3" office:value-type="string">
            <text:p text:style-name="P21">Tudo bem, já anotei aqui</text:p>
          </table:table-cell>
          <table:table-cell table:style-name="Tabela1.E3" office:value-type="string">
            <text:p text:style-name="P37">Bien, lo anoté aquí.</text:p>
          </table:table-cell>
        </table:table-row>
        <table:table-row table:style-name="Tabela1.2">
          <table:table-cell table:style-name="Tabela1.A3" office:value-type="string">
            <text:p text:style-name="P10">23</text:p>
          </table:table-cell>
          <table:table-cell table:style-name="Tabela1.B3" office:value-type="string">
            <text:p text:style-name="P33">Diego</text:p>
          </table:table-cell>
          <table:table-cell table:style-name="Tabela1.B3" office:value-type="string">
            <text:p text:style-name="P22"/>
          </table:table-cell>
          <table:table-cell table:style-name="Tabela1.B3" office:value-type="string">
            <text:p text:style-name="P21">Pode anotar que se eu estivesse jogando seria 5 a 0 fácil!</text:p>
          </table:table-cell>
          <table:table-cell table:style-name="Tabela1.E3" office:value-type="string">
            <text:p text:style-name="P37">¡Puedes notar que si estuviera jugando sería 5 a 0 fácil!</text:p>
          </table:table-cell>
        </table:table-row>
        <text:soft-page-break/>
        <table:table-row table:style-name="Tabela1.2">
          <table:table-cell table:style-name="Tabela1.A3" office:value-type="string">
            <text:p text:style-name="P10">24</text:p>
          </table:table-cell>
          <table:table-cell table:style-name="Tabela1.B3" office:value-type="string">
            <text:p text:style-name="P33">Diego</text:p>
          </table:table-cell>
          <table:table-cell table:style-name="Tabela1.B3" office:value-type="string">
            <text:p text:style-name="P22">Olhando para o pó de giz na mesa</text:p>
          </table:table-cell>
          <table:table-cell table:style-name="Tabela1.B3" office:value-type="string">
            <text:p text:style-name="P21">Oh, isso aí na mesa é….?</text:p>
          </table:table-cell>
          <table:table-cell table:style-name="Tabela1.E3" office:value-type="string">
            <text:p text:style-name="P37">Oh, ¿esa cosa sobre la mesa es...?</text:p>
          </table:table-cell>
        </table:table-row>
        <table:table-row table:style-name="Tabela1.2">
          <table:table-cell table:style-name="Tabela1.A3" office:value-type="string">
            <text:p text:style-name="P10">25</text:p>
          </table:table-cell>
          <table:table-cell table:style-name="Tabela1.B7" table:number-rows-spanned="2" office:value-type="string">
            <text:p text:style-name="P33">Gustav<text:span text:style-name="T12">o</text:span></text:p>
          </table:table-cell>
          <table:table-cell table:style-name="Tabela1.B7" office:value-type="string">
            <text:p text:style-name="P22"/>
          </table:table-cell>
          <table:table-cell table:style-name="Tabela1.B7" office:value-type="string">
            <text:p text:style-name="P21">Não, não é.<text:line-break/>Pronto, tá na hora de você ir, até logo!<text:line-break/><text:span text:style-name="T4">(estala os dedos e Diego deixa de ser Maradona)</text:span></text:p>
          </table:table-cell>
          <table:table-cell table:style-name="Tabela1.E7" office:value-type="string">
            <text:p text:style-name="P37">No, no es.</text:p>
            <text:p text:style-name="P37"/>
            <text:p text:style-name="P37">Bien, es hora de que te vayas, ¡hasta luego!</text:p>
          </table:table-cell>
        </table:table-row>
        <table:table-row table:style-name="Tabela1.2">
          <table:table-cell table:style-name="Tabela1.A3" office:value-type="string">
            <text:p text:style-name="P10">26</text:p>
          </table:table-cell>
          <table:covered-table-cell table:style-name="Tabela1.B7"/>
          <table:table-cell table:style-name="Tabela1.B7" office:value-type="string">
            <text:p text:style-name="P22"/>
          </table:table-cell>
          <table:table-cell table:style-name="Tabela1.B7" office:value-type="string">
            <text:p text:style-name="P23">Então, mais alguma coisa?</text:p>
          </table:table-cell>
          <table:table-cell table:style-name="Tabela1.E7" office:value-type="string">
            <text:p text:style-name="P37">Entonces, ¿algo más?</text:p>
          </table:table-cell>
        </table:table-row>
        <table:table-row table:style-name="Tabela1.2">
          <table:table-cell table:style-name="Tabela1.A3" office:value-type="string">
            <text:p text:style-name="P11">27</text:p>
          </table:table-cell>
          <table:table-cell table:style-name="Tabela1.B3" office:value-type="string">
            <text:p text:style-name="P34">Augusto</text:p>
          </table:table-cell>
          <table:table-cell table:style-name="Tabela1.B3" office:value-type="string">
            <text:p text:style-name="P24">Ainda elétrico</text:p>
          </table:table-cell>
          <table:table-cell table:style-name="Tabela1.B3" office:value-type="string">
            <text:p text:style-name="P23">Eu, eu, eu!<text:line-break/>Faz comigo!</text:p>
          </table:table-cell>
          <table:table-cell table:style-name="Tabela1.E3" office:value-type="string">
            <text:p text:style-name="P37">yo yo yo!</text:p>
            <text:p text:style-name="P37">¡Hacerlo conmigo!</text:p>
          </table:table-cell>
        </table:table-row>
        <table:table-row table:style-name="Tabela1.2">
          <table:table-cell table:style-name="Tabela1.A3" office:value-type="string">
            <text:p text:style-name="P11">28</text:p>
          </table:table-cell>
          <table:table-cell table:style-name="Tabela1.B7" office:value-type="string">
            <text:p text:style-name="P34">Gustavo</text:p>
          </table:table-cell>
          <table:table-cell table:style-name="Tabela1.B7" office:value-type="string">
            <text:p text:style-name="P24"/>
          </table:table-cell>
          <table:table-cell table:style-name="Tabela1.B7" office:value-type="string">
            <text:p text:style-name="P23">Tudo bem, lá vamos nós<text:line-break/><text:span text:style-name="T4">(Ritual acontece de novo)</text:span></text:p>
            <text:p text:style-name="P25">Boa noite, espírito viajante, <text:span text:style-name="T10">quem é você</text:span>?</text:p>
          </table:table-cell>
          <table:table-cell table:style-name="Tabela1.E7" office:value-type="string">
            <text:p text:style-name="P37">bien aquí vamos</text:p>
            <text:p text:style-name="P37"/>
            <text:p text:style-name="P37">Buenas noches, espíritu viajero, ¿quién eres?</text:p>
          </table:table-cell>
        </table:table-row>
        <table:table-row table:style-name="Tabela1.2">
          <table:table-cell table:style-name="Tabela1.A3" office:value-type="string">
            <text:p text:style-name="P11">29</text:p>
          </table:table-cell>
          <table:table-cell table:style-name="Tabela1.B3" office:value-type="string">
            <text:p text:style-name="P34">Augusto<text:line-break/><text:span text:style-name="T3">(Agora como Roberto Bolaños)</text:span></text:p>
          </table:table-cell>
          <table:table-cell table:style-name="Tabela1.B3" office:value-type="string">
            <text:p text:style-name="P24"/>
          </table:table-cell>
          <table:table-cell table:style-name="Tabela1.B3" office:value-type="string">
            <text:p text:style-name="P23">Sou eu o Chapolin Colorado!</text:p>
            <text:p text:style-name="P23">Alguém tem um sanduíche de presunto?</text:p>
          </table:table-cell>
          <table:table-cell table:style-name="Tabela1.E3" office:value-type="string">
            <text:p text:style-name="P37">¡Soy yo Chapolin Colorado!</text:p>
            <text:p text:style-name="P37">¿Alguien tiene un <text:span text:style-name="T11">bocadillo</text:span> de jamón?</text:p>
          </table:table-cell>
        </table:table-row>
        <text:soft-page-break/>
        <table:table-row table:style-name="Tabela1.2">
          <table:table-cell table:style-name="Tabela1.A3" office:value-type="string">
            <text:p text:style-name="P11">30</text:p>
          </table:table-cell>
          <table:table-cell table:style-name="Tabela1.B3" office:value-type="string">
            <text:p text:style-name="P34">Gabriel</text:p>
          </table:table-cell>
          <table:table-cell table:style-name="Tabela1.B3" office:value-type="string">
            <text:p text:style-name="P24">Descrente</text:p>
          </table:table-cell>
          <table:table-cell table:style-name="Tabela1.B3" office:value-type="string">
            <text:p text:style-name="P23">Ótimo, fomos de Maradona pra Roberto Bolaños, incrível...</text:p>
          </table:table-cell>
          <table:table-cell table:style-name="Tabela1.E3" office:value-type="string">
            <text:p text:style-name="P37">Genial, pasamos de Maradona a Roberto Bolaños, increíble...</text:p>
          </table:table-cell>
        </table:table-row>
        <table:table-row table:style-name="Tabela1.2">
          <table:table-cell table:style-name="Tabela1.A3" office:value-type="string">
            <text:p text:style-name="P11">31</text:p>
          </table:table-cell>
          <table:table-cell table:style-name="Tabela1.B3" office:value-type="string">
            <text:p text:style-name="P34">Ana</text:p>
          </table:table-cell>
          <table:table-cell table:style-name="Tabela1.B3" office:value-type="string">
            <text:p text:style-name="P24">Anotando tudo</text:p>
          </table:table-cell>
          <table:table-cell table:style-name="Tabela1.B3" office:value-type="string">
            <text:p text:style-name="P23">Então Chavinho, o que você acha do jogo de amanhã?</text:p>
          </table:table-cell>
          <table:table-cell table:style-name="Tabela1.E3" office:value-type="string">
            <text:p text:style-name="P37">Entonces Chavinho, ¿qué piensas del partido de mañana?</text:p>
          </table:table-cell>
        </table:table-row>
        <table:table-row table:style-name="Tabela1.2">
          <table:table-cell table:style-name="Tabela1.A3" office:value-type="string">
            <text:p text:style-name="P12">32</text:p>
          </table:table-cell>
          <table:table-cell table:style-name="Tabela1.B3" office:value-type="string">
            <text:p text:style-name="P35">Augusto</text:p>
          </table:table-cell>
          <table:table-cell table:style-name="Tabela1.B3" office:value-type="string">
            <text:p text:style-name="P24"/>
          </table:table-cell>
          <table:table-cell table:style-name="Tabela1.B3" office:value-type="string">
            <text:p text:style-name="P26">O México ganha, 1 a 0…</text:p>
            <text:p text:style-name="P26">Vocês querem um refresco de laranja, que parece de limão, mas tem gosto de tamarindo?<text:line-break/><text:span text:style-name="T4">(Ana anota)</text:span></text:p>
          </table:table-cell>
          <table:table-cell table:style-name="Tabela1.E3" office:value-type="string">
            <text:p text:style-name="P37">México gana, 1-0…</text:p>
            <text:p text:style-name="P37">¿Quieres un refresco de naranja que parece limón pero sabe a tamarindo?</text:p>
          </table:table-cell>
        </table:table-row>
        <table:table-row table:style-name="Tabela1.2">
          <table:table-cell table:style-name="Tabela1.A3" office:value-type="string">
            <text:p text:style-name="P12">33</text:p>
          </table:table-cell>
          <table:table-cell table:style-name="Tabela1.B7" table:number-rows-spanned="2" office:value-type="string">
            <text:p text:style-name="P35">Gustavo</text:p>
          </table:table-cell>
          <table:table-cell table:style-name="Tabela1.B7" office:value-type="string">
            <text:p text:style-name="P24"/>
          </table:table-cell>
          <table:table-cell table:style-name="Tabela1.B7" office:value-type="string">
            <text:p text:style-name="P26">Obrigado Chavinho, mas por hoje é isso, até a próxima!<text:line-break/><text:span text:style-name="T5">(estala os dedos e </text:span><text:span text:style-name="T4">Guto</text:span><text:span text:style-name="T5"> deixa de ser </text:span><text:span text:style-name="T4">Bolaños</text:span><text:span text:style-name="T5">)</text:span></text:p>
          </table:table-cell>
          <table:table-cell table:style-name="Tabela1.E7" office:value-type="string">
            <text:p text:style-name="P37">Gracias Chavinho, pero eso es todo por hoy, ¡hasta la próxima!</text:p>
          </table:table-cell>
        </table:table-row>
        <table:table-row table:style-name="Tabela1.2">
          <table:table-cell table:style-name="Tabela1.A3" office:value-type="string">
            <text:p text:style-name="P12">34</text:p>
          </table:table-cell>
          <table:covered-table-cell table:style-name="Tabela1.B7"/>
          <table:table-cell table:style-name="Tabela1.B7" office:value-type="string">
            <text:p text:style-name="P24"/>
          </table:table-cell>
          <table:table-cell table:style-name="Tabela1.B7" office:value-type="string">
            <text:p text:style-name="P26">Estou esgotado por hoje, a sessão foi divertida, não precisam me pagar</text:p>
            <text:p text:style-name="P26">Mas se ganharem alguma coisa com as apostas eu aceito uma parte :)</text:p>
          </table:table-cell>
          <table:table-cell table:style-name="Tabela1.E7" office:value-type="string">
            <text:p text:style-name="P37">Estoy agotado por hoy, la sesión fue divertida, no tienes que pagarme</text:p>
            <text:p text:style-name="P37"/>
            <text:p text:style-name="P37">Pero si ganan algo con las apuestas participo :)</text:p>
          </table:table-cell>
        </table:table-row>
        <table:table-row table:style-name="Tabela1.2">
          <table:table-cell table:style-name="Tabela1.A3" office:value-type="string">
            <text:p text:style-name="P12">35</text:p>
          </table:table-cell>
          <table:table-cell table:style-name="Tabela1.B3" office:value-type="string">
            <text:p text:style-name="P35">Gabriel</text:p>
          </table:table-cell>
          <table:table-cell table:style-name="Tabela1.B3" office:value-type="string">
            <text:p text:style-name="P27">Saindo da sala</text:p>
          </table:table-cell>
          <table:table-cell table:style-name="Tabela1.B3" office:value-type="string">
            <text:p text:style-name="P28">Pode deixar…</text:p>
          </table:table-cell>
          <table:table-cell table:style-name="Tabela1.E3" office:value-type="string">
            <text:p text:style-name="P37">Puede dejar…</text:p>
          </table:table-cell>
        </table:table-row>
        <text:soft-page-break/>
        <table:table-row table:style-name="Tabela1.2">
          <table:table-cell table:style-name="Tabela1.A3" office:value-type="string">
            <text:p text:style-name="P13">36</text:p>
          </table:table-cell>
          <table:table-cell table:style-name="Tabela1.B3" office:value-type="string">
            <text:p text:style-name="P36">Ana</text:p>
          </table:table-cell>
          <table:table-cell table:style-name="Tabela1.B3" office:value-type="string">
            <text:p text:style-name="P29">Também saindo</text:p>
          </table:table-cell>
          <table:table-cell table:style-name="Tabela1.B3" office:value-type="string">
            <text:p text:style-name="P28">Obrigado pela ajuda, até a próxima!<text:line-break/><text:span text:style-name="T4">(Diego e Augusto também se despedem)</text:span></text:p>
          </table:table-cell>
          <table:table-cell table:style-name="Tabela1.E3" office:value-type="string">
            <text:p text:style-name="P37">Gracias por la ayuda, hasta la próxima!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3T20:09:55.803410312</meta:creation-date>
    <dc:date>2022-11-21T20:37:37.708019444</dc:date>
    <meta:editing-duration>PT2H52M5S</meta:editing-duration>
    <meta:editing-cycles>16</meta:editing-cycles>
    <meta:generator>LibreOffice/7.3.7.2$Linux_X86_64 LibreOffice_project/30$Build-2</meta:generator>
    <meta:document-statistic meta:table-count="1" meta:image-count="0" meta:object-count="0" meta:page-count="7" meta:paragraph-count="191" meta:word-count="968" meta:character-count="5275" meta:non-whitespace-character-count="4495"/>
  </office:meta>
</office:document-meta>
</file>